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style:line-height-at-least="0.503cm" fo:text-indent="0cm" style:auto-text-indent="false"/>
      <style:text-properties fo:font-weight="bold" officeooo:rsid="001f75fd" style:font-weight-asian="bold" style:font-weight-complex="bold"/>
    </style:style>
    <style:style style:name="P2" style:family="paragraph" style:parent-style-name="Standard">
      <style:paragraph-properties fo:margin-left="0cm" fo:margin-right="0cm" style:line-height-at-least="0.503cm" fo:text-indent="0cm" style:auto-text-indent="false"/>
      <style:text-properties fo:font-weight="bold" officeooo:rsid="0025e744" officeooo:paragraph-rsid="0025e744" style:font-weight-asian="bold" style:font-weight-complex="bold"/>
    </style:style>
    <style:style style:name="P3" style:family="paragraph" style:parent-style-name="Standard" style:list-style-name="L1">
      <style:paragraph-properties style:line-height-at-least="0.503cm"/>
      <style:text-properties fo:font-weight="bold" officeooo:rsid="0027c70e" officeooo:paragraph-rsid="0027c70e" style:font-weight-asian="bold" style:font-weight-complex="bold"/>
    </style:style>
    <style:style style:name="P4" style:family="paragraph" style:parent-style-name="Standard" style:list-style-name="L1">
      <style:paragraph-properties style:line-height-at-least="0.503cm"/>
      <style:text-properties officeooo:rsid="0027c70e" officeooo:paragraph-rsid="0027c70e"/>
    </style:style>
    <style:style style:name="P5" style:family="paragraph" style:parent-style-name="Standard">
      <style:paragraph-properties style:line-height-at-least="0.503cm"/>
      <style:text-properties officeooo:rsid="0027c70e" officeooo:paragraph-rsid="0027c70e"/>
    </style:style>
    <style:style style:name="P6" style:family="paragraph" style:parent-style-name="Standard">
      <style:paragraph-properties fo:margin-left="0cm" fo:margin-right="0cm" style:line-height-at-least="0.503cm" fo:text-indent="0cm" style:auto-text-indent="false"/>
      <style:text-properties officeooo:rsid="001f75fd"/>
    </style:style>
    <style:style style:name="P7" style:family="paragraph" style:parent-style-name="Standard">
      <style:paragraph-properties fo:margin-left="0cm" fo:margin-right="0cm" style:line-height-at-least="0.503cm" fo:text-indent="0cm" style:auto-text-indent="false"/>
      <style:text-properties officeooo:rsid="001f75fd" officeooo:paragraph-rsid="0024049f"/>
    </style:style>
    <style:style style:name="P8" style:family="paragraph" style:parent-style-name="Standard" style:list-style-name="L2">
      <style:paragraph-properties style:line-height-at-least="0.503cm"/>
      <style:text-properties officeooo:rsid="001f75fd"/>
    </style:style>
    <style:style style:name="P9" style:family="paragraph" style:parent-style-name="Standard" style:list-style-name="L3">
      <style:paragraph-properties style:line-height-at-least="0.503cm"/>
      <style:text-properties officeooo:rsid="001f75fd"/>
    </style:style>
    <style:style style:name="P10" style:family="paragraph" style:parent-style-name="Standard">
      <style:paragraph-properties style:line-height-at-least="0.503cm"/>
    </style:style>
    <style:style style:name="P11" style:family="paragraph" style:parent-style-name="Standard">
      <style:paragraph-properties fo:margin-left="0cm" fo:margin-right="0cm" style:line-height-at-least="0.503cm" fo:text-indent="0cm" style:auto-text-indent="false"/>
      <style:text-properties officeooo:rsid="001f75fd" officeooo:paragraph-rsid="0020eef9"/>
    </style:style>
    <style:style style:name="T1" style:family="text">
      <style:text-properties fo:font-weight="bold" style:font-weight-asian="bold" style:font-weight-complex="bold"/>
    </style:style>
    <style:style style:name="T2" style:family="text">
      <style:text-properties officeooo:rsid="0025e74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ditions Générales de Vente (CGV)</text:p>
      <text:p text:style-name="P1"/>
      <text:p text:style-name="P2">Sommaire :</text:p>
      <text:list text:style-name="L1">
        <text:list-item>
          <text:p text:style-name="P3"><text:a xlink:type="simple" xlink:href="#Article0" text:style-name="Internet_20_link" text:visited-style-name="Visited_20_Internet_20_Link">Article 0 - Glossaire</text:a></text:p>
        </text:list-item>
        <text:list-item>
          <text:p text:style-name="P3"><text:a xlink:type="simple" xlink:href="#Article1" text:style-name="Internet_20_link" text:visited-style-name="Visited_20_Internet_20_Link">Article 1 - Objet</text:a></text:p>
        </text:list-item>
        <text:list-item>
          <text:p text:style-name="P3"><text:a xlink:type="simple" xlink:href="#Article2" text:style-name="Internet_20_link" text:visited-style-name="Visited_20_Internet_20_Link">Article 2 - Acceptation des CGV</text:a></text:p>
        </text:list-item>
        <text:list-item>
          <text:p text:style-name="P3"><text:a xlink:type="simple" xlink:href="#Article3" text:style-name="Internet_20_link" text:visited-style-name="Visited_20_Internet_20_Link">Article 3 - Types d’Offres</text:a></text:p>
        </text:list-item>
        <text:list-item>
          <text:p text:style-name="P3"><text:a xlink:type="simple" xlink:href="#Article4" text:style-name="Internet_20_link" text:visited-style-name="Visited_20_Internet_20_Link">Article 4 - Tarification et Facturation</text:a></text:p>
        </text:list-item>
        <text:list-item>
          <text:p text:style-name="P3"><text:a xlink:type="simple" xlink:href="#Article5" text:style-name="Internet_20_link" text:visited-style-name="Visited_20_Internet_20_Link">Article 5 - Engagements et Responsabilités</text:a></text:p>
        </text:list-item>
        <text:list-item>
          <text:p text:style-name="P3"><text:a xlink:type="simple" xlink:href="#Article6" text:style-name="Internet_20_link" text:visited-style-name="Visited_20_Internet_20_Link">Article 6 - Résiliation</text:a></text:p>
        </text:list-item>
        <text:list-item>
          <text:p text:style-name="P3"><text:a xlink:type="simple" xlink:href="#Article7" text:style-name="Internet_20_link" text:visited-style-name="Visited_20_Internet_20_Link">Article 7 - Droit de rétractation</text:a></text:p>
        </text:list-item>
        <text:list-item>
          <text:p text:style-name="P3"><text:a xlink:type="simple" xlink:href="#Article8" text:style-name="Internet_20_link" text:visited-style-name="Visited_20_Internet_20_Link">Article 8 - Données personnelles</text:a></text:p>
        </text:list-item>
        <text:list-item>
          <text:p text:style-name="P4"><text:a xlink:type="simple" xlink:href="#Article9" text:style-name="Internet_20_link" text:visited-style-name="Visited_20_Internet_20_Link"><text:span text:style-name="T1">Article 9 - Modification des CGV</text:span></text:a></text:p>
        </text:list-item>
      </text:list>
      <text:p text:style-name="P5"><text:span text:style-name="T1"/></text:p>
      <text:p text:style-name="P1"><text:bookmark-start text:name="Article0"/>Article 0 - Glossaire<text:bookmark-end text:name="Article0"/></text:p>
      <text:p text:style-name="P6">Back Office : Espace personnel accessible aux Professionnels pour gérer leurs Offres.</text:p>
      <text:p text:style-name="P6"/>
      <text:p text:style-name="P6">Offre : Une annonce publiée par un Professionnel sur la Plateforme d’Avis et Conseils Touristiques (PACT).</text:p>
      <text:p text:style-name="P6"/>
      <text:p text:style-name="P6">PACT : Plateforme d’Avis et Conseils Touristiques éditée par l’association TripEnArvor.</text:p>
      <text:p text:style-name="P6"/>
      <text:p text:style-name="P6">Professionnel : Utilisateur de la PACT souhaitant promouvoir ses Offres.</text:p>
      <text:p text:style-name="P6"/>
      <text:p text:style-name="P6">TripEnArvor : Association éditrice de la PACT.</text:p>
      <text:p text:style-name="P6"/>
      <text:p text:style-name="P1"><text:bookmark-start text:name="Article1"/>Article 1 – Objet<text:bookmark-end text:name="Article1"/></text:p>
      <text:p text:style-name="P6">Les présentes Conditions Générales de Vente (CGV) régissent l’accès et l’utilisation de la Plateforme d’Avis et Conseils Touristiques (PACT) éditée par l’association TripEnArvor, et encadrent les relations entre les professionnels du tourisme (« Professionnels ») et l’éditeur du site.</text:p>
      <text:p text:style-name="P6"/>
      <text:p text:style-name="P1"><text:bookmark-start text:name="Article2"/>Article 2 – Acceptation des CGV<text:bookmark-end text:name="Article2"/></text:p>
      <text:p text:style-name="P7">L’utilisation des services proposés par la PACT implique l’acceptation pleine et entière des présentes CGV. </text:p>
      <text:p text:style-name="P7">Tout Professionnel souhaitant promouvoir ses Offres sur la plateforme s’engage à respecter les présentes conditions.</text:p>
      <text:p text:style-name="P6"/>
      <text:p text:style-name="P1"><text:bookmark-start text:name="Article3"/>Article 3 – Types d’Offres<text:bookmark-end text:name="Article3"/></text:p>
      <text:p text:style-name="P6">Nous distinguons trois types d’Offres :</text:p>
      <text:list text:style-name="L2">
        <text:list-item>
          <text:p text:style-name="P8">Offres Gratuite : Accessibles aux Professionnels du secteur public ou associatif sans frais.</text:p>
        </text:list-item>
      </text:list>
      <text:list text:style-name="L3">
        <text:list-item>
          <text:p text:style-name="P9">Offres Payantes : Disponibles pour les Professionnels du secteur privé, sous deux formats :</text:p>
          <text:list>
            <text:list-item>
              <text:p text:style-name="P9">Offre Standard : Promotion simple de l’Offre.</text:p>
            </text:list-item>
            <text:list-item>
              <text:p text:style-name="P9">Offre Premium : Bénéficiant d’options supplémentaires, dont un droit de blacklistage de certains Avis.</text:p>
            </text:list-item>
          </text:list>
        </text:list-item>
      </text:list>
      <text:p text:style-name="P10"/>
      <text:p text:style-name="P6">Des options payantes peuvent être ajoutées aux Offres (« En Relief » et « À la Une »).</text:p>
      <text:p text:style-name="P6"/>
      <text:p text:style-name="P1"><text:bookmark-start text:name="Article4"/>Article 4 – Tarification et Facturation<text:bookmark-end text:name="Article4"/></text:p>
      <text:p text:style-name="P6">Base tarifaire : Les Offres Payantes sont facturées mensuellement, en fonction du type d’Offre et des jours où elles étaient en ligne. Les jours où l'offre est mise hors ligne ne sont pas facturés.</text:p>
      <text:p text:style-name="P6"/>
      <text:p text:style-name="P6"><text:soft-page-break/>Options : Les options (« En Relief », « À la Une ») sont facturées pour une durée minimale de 7 jours et un maximum de 4 semaines.</text:p>
      <text:p text:style-name="P6"/>
      <text:p text:style-name="P6">Modalités de facturation :</text:p>
      <text:p text:style-name="P6">La facturation est mensuelle et intervient le 1er jour du mois suivant.</text:p>
      <text:p text:style-name="P11"/>
      <text:p text:style-name="P11">Toute modification ou annulation d’option avant son activation est sans frais. Une fois activée, l’option est facturée en totalité.</text:p>
      <text:p text:style-name="P6"/>
      <text:p text:style-name="P6">Les frais prévisionnels sont affichés en permanence dans l’espace Back Office du Professionnel ou lors de la création ou modification de l’offre.</text:p>
      <text:p text:style-name="P6"/>
      <text:p text:style-name="P1"><text:bookmark-start text:name="Article5"/>Article 5 – Engagements et Responsabilités<text:bookmark-end text:name="Article5"/></text:p>
      <text:p text:style-name="P6">Professionnels :</text:p>
      <text:p text:style-name="P6">Les Professionnels sont responsables des informations publiées dans leurs Offres.</text:p>
      <text:p text:style-name="P6">Ils doivent s’assurer que les contenus respectent la réglementation en vigueur et les présentes CGV.</text:p>
      <text:p text:style-name="P6"/>
      <text:p text:style-name="P6">Plateforme :</text:p>
      <text:p text:style-name="P11">TripEnArvor s’engage à fournir un accès continu à la plateforme, sous réserve des périodes de maintenance. </text:p>
      <text:p text:style-name="P11">TripEnArvor ne saurait être tenu responsable des interruptions de service imputables à des tiers ou à des cas de force majeure.</text:p>
      <text:p text:style-name="P6"/>
      <text:p text:style-name="P1"><text:bookmark-start text:name="Article6"/>Article 6 – Résiliation<text:bookmark-end text:name="Article6"/></text:p>
      <text:p text:style-name="P11">Un Professionnel peut demander la mise hors ligne de ses Offres à tout moment depuis le Back Office. </text:p>
      <text:p text:style-name="P11">La suppression d’un compte Professionnel ne peut être effectuée qu’une fois toutes les Offres facturées.</text:p>
      <text:p text:style-name="P6">TripEnArvor se réserve le droit de suspendre ou résilier un compte en cas de non-respect des CGV.</text:p>
      <text:p text:style-name="P6"/>
      <text:p text:style-name="P1"><text:bookmark-start text:name="Article7"/>Article 7 – Droit de rétractation<text:bookmark-end text:name="Article7"/></text:p>
      <text:p text:style-name="P6">Conformément à l'article L. 221-28 du Code de la consommation, le droit de rétractation ne s'applique pas aux prestations de services <text:span text:style-name="T2">d’hébergement</text:span> qui doivent être fournies à une date ou à une période déterminée.</text:p>
      <text:p text:style-name="P6">Ainsi, les Offres proposées sur la PACT, notamment les services liés à la promotion d'activités ou d'événements, ne permettent pas l'exercice du droit de rétractation une fois la commande validée et le service activé.</text:p>
      <text:p text:style-name="P6"/>
      <text:p text:style-name="P6">Toutefois, pour les options payantes ajoutées aux Offres, les Professionnels peuvent les modifier ou les annuler sans frais avant leur activation, conformément à l'Article 4 des présentes CGV. Une fois activées, ces options ne sont ni modifiables ni remboursables.</text:p>
      <text:p text:style-name="P6"/>
      <text:p text:style-name="P1"><text:bookmark-start text:name="Article8"/>Article 8 – Données personnelles<text:bookmark-end text:name="Article8"/></text:p>
      <text:p text:style-name="P6">Les données collectées sont traitées conformément au Règlement Général sur la Protection des Données (RGPD). Les Professionnels peuvent accéder, modifier ou supprimer leurs données en contactant : <text:span text:style-name="T2">contact@tripenarvor.fr</text:span>.</text:p>
      <text:p text:style-name="P6"/>
      <text:p text:style-name="P1"><text:bookmark-start text:name="Article9"/>Article 9 – Modification des CGV<text:bookmark-end text:name="Article9"/></text:p>
      <text:p text:style-name="P6">TripEnArvor se réserve le droit de modifier les présentes CGV à tout moment. Les Professionnels seront informés des modifications par e-mail ou via le Back Offi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4:50:04.556355263</meta:creation-date>
    <dc:date>2025-01-23T22:10:30.202000000</dc:date>
    <meta:editing-duration>PT52M25S</meta:editing-duration>
    <meta:editing-cycles>14</meta:editing-cycles>
    <meta:generator>LibreOffice/24.8.4.2$Windows_X86_64 LibreOffice_project/bb3cfa12c7b1bf994ecc5649a80400d06cd71002</meta:generator>
    <meta:document-statistic meta:table-count="0" meta:image-count="0" meta:object-count="0" meta:page-count="2" meta:paragraph-count="56" meta:word-count="709" meta:character-count="4533" meta:non-whitespace-character-count="3882"/>
  </office:meta>
</office:document-meta>
</file>